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91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85" style:family="table-cell" style:parent-style-name="Default">
      <style:table-cell-properties fo:background-color="#ffa6a6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map style:condition="cell-content()=0" style:apply-style-name="Bad" style:base-cell-address="'Scratch - Commands'.D3"/>
    </style:style>
    <style:style style:name="ce14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9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97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1171.0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520.66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25.4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078.2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06.5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0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6:Commands.E186 Commands.M186:Commands.M186 Commands.D188:Commands.E188 Commands.M188:Commands.M188 Commands.D190:Commands.E190 Commands.M190:Commands.M190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2:Commands.E200 Commands.M192:Commands.M200 Commands.D184:Commands.E184 Commands.M184:Commands.M184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91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</text:p>
          </table:table-cell>
          <table:table-cell table:style-name="ce85"/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85"/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office:value-type="string" calcext:value-type="string">
            <text:p>RWin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Engine Anti-Ice Off</text:p>
          </table:table-cell>
          <table:table-cell table:style-name="ce85"/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18.85pt" draw:caption-point-x="-17.29pt" draw:caption-point-y="48.02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9" table:formula="of:=AND(ISBLANK([.$C2]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9" table:formula="of:=AND(ISBLANK([.$C3]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6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0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1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2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0" table:formula="of:=AND(ISBLANK([.$E3]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3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9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0" table:formula="of:=AND(ISBLANK([.$E4]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0" table:formula="of:=AND(ISBLANK([.$E6]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9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0" table:formula="of:=AND(ISBLANK([.$E7]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9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0" table:formula="of:=AND(ISBLANK([.$E8]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9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0" table:formula="of:=AND(ISBLANK([.$E10]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9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0" table:formula="of:=AND(ISBLANK([.$E11]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9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0" table:formula="of:=AND(ISBLANK([.$E14]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9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0" table:formula="of:=AND(ISBLANK([.$E15]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9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0" table:formula="of:=AND(ISBLANK([.$E17]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9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0" table:formula="of:=AND(ISBLANK([.$E19]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9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0" table:formula="of:=AND(ISBLANK([.$E21]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9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0" table:formula="of:=AND(ISBLANK([.$E22]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9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0" table:formula="of:=AND(ISBLANK([.$E26]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9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0" table:formula="of:=AND(ISBLANK([.$E28]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9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0" table:formula="of:=AND(ISBLANK([.$E34]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9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0" table:formula="of:=AND(ISBLANK([.$E35]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9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0" table:formula="of:=AND(ISBLANK([.$E36]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7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6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9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0" table:formula="of:=AND(ISBLANK([.$E52]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8:31:17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4T00:07:05.625000000</dc:date>
    <meta:editing-duration>P7DT6H42M58S</meta:editing-duration>
    <meta:editing-cycles>790</meta:editing-cycles>
    <meta:document-statistic meta:table-count="7" meta:cell-count="2182" meta:object-count="0"/>
  </office:meta>
</office:document-meta>
</file>